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 fo:text-transform="uppercase"/>
    </style:style>
    <style:style style:name="T2" style:family="text">
      <style:text-properties fo:font-size="3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left="18.00pt" fo:text-indent="0.00p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50.00%" fo:text-align="left" fo:margin-bottom="10.00pt"/>
    </style:style>
    <style:style style:name="P8" style:family="paragraph">
      <style:paragraph-properties fo:line-height="115.00%" fo:text-align="left" fo:margin-left="3.00pt" fo:text-indent="-3.00pt" fo:margin-bottom="10.00pt"/>
    </style:style>
    <style:style style:name="P9" style:family="paragraph">
      <style:paragraph-properties fo:line-height="115.00%" fo:text-align="left" fo:margin-left="18.00pt" fo:text-indent="0.00pt" fo:margin-bottom="10.00pt"/>
    </style:style>
    <style:style style:name="P10" style:family="paragraph">
      <style:paragraph-properties fo:line-height="115.00%" fo:text-align="center" fo:margin-bottom="10.00pt"/>
    </style:style>
    <style:style style:name="P11" style:family="paragraph">
      <style:paragraph-properties fo:line-height="115.00%" fo:text-align="left" fo:margin-left="18.00pt" fo:text-indent="0.00pt" fo:margin-bottom="1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left="3.00pt" fo:text-indent="-3.00pt" fo:margin-bottom="10.00pt"/>
    </style:style>
    <style:style style:name="P13" style:family="paragraph">
      <style:paragraph-properties fo:line-height="115.00%" fo:text-align="left" fo:margin-left="18.00pt" fo:text-indent="0.00pt" fo:margin-bottom="10.00pt"/>
    </style:style>
    <text:list-style style:name="L14">
      <text:list-level-style-bullet text:level="1" text:bullet-char="•">
        <style:list-level-properties text:space-before="38.25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left="18.00pt" fo:text-indent="0.00pt" fo:margin-bottom="10.00pt"/>
    </style:style>
    <style:style style:name="P16" style:family="paragraph">
      <style:paragraph-properties fo:line-height="100.00%" fo:text-align="left" fo:margin-left="18.00pt" fo:text-indent="0.00pt" fo:margin-bottom="10.00pt"/>
    </style:style>
    <style:style style:name="P17" style:family="paragraph">
      <style:paragraph-properties fo:line-height="115.00%" fo:text-align="left" fo:margin-left="18.00pt" fo:text-indent="0.00pt" fo:margin-bottom="10.00pt"/>
    </style:style>
    <style:style style:name="P18" style:family="paragraph">
      <style:paragraph-properties fo:line-height="100.00%" fo:text-align="left" fo:margin-left="18.00pt" fo:text-indent="0.00pt" fo:margin-bottom="10.00pt"/>
    </style:style>
    <style:style style:name="P19" style:family="paragraph">
      <style:paragraph-properties fo:line-height="115.00%" fo:text-align="left" fo:margin-left="18.00pt" fo:text-indent="0.00pt" fo:margin-bottom="10.00pt"/>
    </style:style>
    <style:style style:name="P20" style:family="paragraph">
      <style:paragraph-properties fo:line-height="100.00%" fo:text-align="center" fo:margin-bottom="10.00pt"/>
    </style:style>
    <style:style style:name="P21" style:family="paragraph">
      <style:paragraph-properties fo:line-height="115.00%" fo:text-align="center" fo:margin-bottom="10.00pt"/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15.00%" fo:text-align="left" fo:margin-bottom="10.00pt">
        <style:tab-stops>
          <style:tab-stop style:position="316.50pt"/>
        </style:tab-stops>
      </style:paragraph-properties>
    </style:style>
    <style:style style:name="P2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Software Requirements Specifications</text:span></text:p>
      <text:p text:style-name="P1"><text:span text:style-name="T2">Company Directory</text:span></text:p>
      <text:p text:style-name="P1"><text:span text:style-name="T3">Liam Scott</text:span></text:p>
      <text:p text:style-name="P1"><text:span text:style-name="T3">20/10/2020</text:span></text:p>
      <text:p text:style-name="P2"><text:span text:style-name="T4"/></text:p>
      <text:p text:style-name="P2"><text:span text:style-name="T5"/></text:p>
      <text:p text:style-name="P2"><text:span text:style-name="T5"/></text:p>
      <text:p text:style-name="P3"><text:span text:style-name="T5"/></text:p>
      <text:p text:style-name="P3"><text:span text:style-name="T5"/></text:p>
      <text:p text:style-name="P4"><text:span text:style-name="T6"><text:s/></text:span></text:p>
      <text:p text:style-name="P4"><text:span text:style-name="T6"/></text:p>
      <text:list text:style-name="L5">
        <text:list-item>
          <text:p text:style-name="P5"><text:span text:style-name="T6">INTRODUCTION<text:s/></text:span><text:span text:style-name="T7"/></text:p>
        </text:list-item>
      </text:list>
      <text:p text:style-name="P6"><text:span text:style-name="T8">This document is a response to the brief submitted by Paddy Evans. it shows a high level veiw of the system functionality and some screen layouts are provided to show these, with better understanding. Acceptance of this document by the sponsor will initiate a formal system development project that will be designed and built according to prevailing company standards. </text:span></text:p>
      <text:p text:style-name="P6"><text:span text:style-name="T8"/></text:p>
      <text:list text:style-name="L7">
        <text:list-item>
          <text:p text:style-name="P7"><text:span text:style-name="T9">PRODUCT DECRIPTION<text:s/></text:span><text:span text:style-name="T10"/></text:p>
        </text:list-item>
        <text:list-item>
          <text:p text:style-name="P8"><text:span text:style-name="T11"><text:s/></text:span><text:span text:style-name="T12">SCOPE</text:span><text:span text:style-name="T13"/></text:p>
        </text:list-item>
      </text:list>
      <text:p text:style-name="P9"><text:span text:style-name="T14">The product is intended to be a standalone, single page application that is designed to be mobile first, but work equally as well on desktops. The application will allow the user to manipulate the database using a simple interface which connects front-end components to server side endpoints to achieve this result. An example of the typical functionality is shown in the flow diagram below:<text:s text:c="2"/></text:span></text:p>
      <text:p text:style-name="P9"><text:span text:style-name="T15"><text:s text:c="32"/>User clicks a particular button</text:span></text:p>
      <text:p text:style-name="P9"><text:span text:style-name="T15"><text:s text:c="33"/>or searches to find a result</text:span><text:span text:style-name="T16"/></text:p>
      <text:p text:style-name="P10"><draw:frame text:anchor-type="as-char" svg:width="18.84mm" svg:height="28.79mm" style:rel-width="scale" style:rel-height="scale"><draw:object-ole xlink:href="OleObj1"/><draw:image xlink:href="ObjectReplacements/OleObj1"/></draw:frame><text:span text:style-name="T17"/></text:p>
      <text:p text:style-name="P10"><text:span text:style-name="T17">Code runs SQL query to database through PHP backend</text:span></text:p>
      <text:p text:style-name="P10"><draw:frame text:anchor-type="as-char" svg:width="18.84mm" svg:height="28.79mm" style:rel-width="scale" style:rel-height="scale"><draw:object-ole xlink:href="OleObj2"/><draw:image xlink:href="ObjectReplacements/OleObj2"/></draw:frame><text:span text:style-name="T17"/></text:p>
      <text:p text:style-name="P10"><text:span text:style-name="T17">HTML page outputs organised result<text:s/></text:span><text:span text:style-name="T18"/></text:p>
      <text:p text:style-name="P11"><text:span text:style-name="T19"/></text:p>
      <text:list text:style-name="L12">
        <text:list-item>
          <text:p text:style-name="P12"><text:span text:style-name="T20"><text:s/>PRODUCT FEATURES<text:s/></text:span><text:span text:style-name="T21"/></text:p>
        </text:list-item>
      </text:list>
      <text:p text:style-name="P13"><text:span text:style-name="T22">The application will be developed using the following:</text:span></text:p>
      <text:list text:style-name="L14">
        <text:list-item>
          <text:p text:style-name="P14"><text:span text:style-name="T22">HTML/CSS/JavaScript (Bootstrap framework)</text:span></text:p>
        </text:list-item>
        <text:list-item>
          <text:p text:style-name="P14"><text:span text:style-name="T22">PHP (JSON data interchange)</text:span></text:p>
        </text:list-item>
        <text:list-item>
          <text:p text:style-name="P14"><text:span text:style-name="T22">MariaDB (Create, Read, Edit and Delete). </text:span></text:p>
        </text:list-item>
      </text:list>
      <text:p text:style-name="P15"><text:span text:style-name="T22">The wireframe model below demonstrates the proposed layout and functionality for mobile:</text:span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draw:frame text:anchor-type="as-char" svg:width="100.54mm" svg:height="157.06mm" style:rel-width="scale" style:rel-height="scale"><draw:object-ole xlink:href="OleObj3"/><draw:image xlink:href="ObjectReplacements/OleObj3"/></draw:frame><text:span text:style-name="T22"/></text:p>
      <text:p text:style-name="P17"><text:span text:style-name="T22"/></text:p>
      <text:p text:style-name="P17"><text:span text:style-name="T22">and desktop will have the editor on the screen permanetly and will follow this wire frame:</text:span></text:p>
      <text:p text:style-name="P18"><text:span text:style-name="T22"/></text:p>
      <text:p text:style-name="P19"><text:span text:style-name="T22"/></text:p>
      <text:p text:style-name="P19"><text:span text:style-name="T22"><text:s text:c="2"/></text:span></text:p>
      <text:p text:style-name="P20"><draw:frame text:anchor-type="as-char" svg:width="146.47mm" svg:height="85.94mm" style:rel-width="scale" style:rel-height="scale"><draw:object-ole xlink:href="OleObj4"/><draw:image xlink:href="ObjectReplacements/OleObj4"/></draw:frame><text:span text:style-name="T22"/></text:p>
      <text:p text:style-name="P21"><text:span text:style-name="T22"/></text:p>
      <text:p text:style-name="P22"><text:span text:style-name="T22"><text:s/></text:span></text:p>
      <text:p text:style-name="P22"><text:span text:style-name="T22"/></text:p>
      <text:p text:style-name="P23"><text:span text:style-name="T22">Acceptance of this document will initiate the development of the system. </text:span></text:p>
      <text:p text:style-name="P23"><text:span text:style-name="T22"><text:s/></text:span></text:p>
      <text:p text:style-name="P23"><text:span text:style-name="T23"/></text:p>
      <text:p text:style-name="P23"><text:span text:style-name="T24">Sign off: Paddy Evans <text:tab/> </text:span></text:p>
      <text:p text:style-name="P24"><text:span text:style-name="T24">...............................................................................<text:s text:c="5"/>Date: 20/10/2020</text:span></text:p>
      <text:p text:style-name="P24"><text:span text:style-name="T24"/></text:p>
      <text:p text:style-name="P24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